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0000001F0AF80559282824B4F.jpg" manifest:media-type="image/jpeg"/>
  <manifest:file-entry manifest:full-path="Pictures/10000000000001210000006B3DBE28B5554E4824.png" manifest:media-type="image/png"/>
  <manifest:file-entry manifest:full-path="Pictures/100000010000016F0000005680446A22F417CDB3.png" manifest:media-type="image/png"/>
  <manifest:file-entry manifest:full-path="Pictures/100000000000019D0000009A6BD8FD8F466C79F6.png" manifest:media-type="image/png"/>
  <manifest:file-entry manifest:full-path="Pictures/1000000000000582000001B68981BFC89CB28109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fit-to-contour="true" fo:min-height="8.286cm" draw:visible-area-left="0cm" draw:visible-area-top="0cm" draw:visible-area-width="5cm" draw:visible-area-height="5cm" draw:ole-draw-aspect="1"/>
      <style:paragraph-properties style:writing-mode="lr-tb"/>
    </style:style>
    <style:style style:name="pr1" style:family="presentation" style:parent-style-name="Title_2c__20_Content-subtitle">
      <style:graphic-properties draw:stroke="none" svg:stroke-width="0.026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c__20_Content-title">
      <style:graphic-properties draw:stroke="none" svg:stroke-width="0.026cm" draw:fill="none" loext:fill-use-slide-background="false" draw:textarea-horizontal-align="justify" draw:textarea-vertical-align="bottom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Standard_20_5-title">
      <style:graphic-properties draw:auto-grow-height="true" fo:min-height="2.385cm"/>
      <style:paragraph-properties style:writing-mode="lr-tb"/>
    </style:style>
    <style:style style:name="pr5" style:family="presentation" style:parent-style-name="Standard_20_5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text-properties fo:color="#ffffff" loext:opacity="100%"/>
    </style:style>
    <style:style style:name="P6" style:family="paragraph">
      <style:text-properties fo:color="#ffffff" loext:opacity="100%" loext:color-lum-mod="100%" loext:color-lum-off="0%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otion Planning for Magnetic Modular Cubes in the Special Eucli" draw:style-name="dp1" draw:master-page-name="Title_2c__20_Content" presentation:presentation-page-layout-name="AL1T11">
        <draw:frame draw:name="PlaceHolder 1" presentation:style-name="pr1" draw:text-style-name="P1" draw:layer="layout" svg:width="21.516cm" svg:height="0.692cm" svg:x="2.306cm" svg:y="11.456cm" presentation:class="subtitle" presentation:placeholder="true" presentation:user-transformed="true">
          <draw:text-box/>
        </draw:frame>
        <draw:frame draw:name="PlaceHolder 2" presentation:style-name="pr2" draw:text-style-name="P3" draw:layer="layout" svg:width="21.587cm" svg:height="1.816cm" svg:x="2.311cm" svg:y="9.075cm" presentation:class="title" presentation:user-transformed="true">
          <draw:text-box>
            <text:p text:style-name="P2"><text:span text:style-name="T1">Motion Planning for Magnetic Modular Cubes in the Special Euclidea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5" presentation:presentation-page-layout-name="AL1T11">
        <draw:frame presentation:style-name="pr4" draw:text-style-name="P6" draw:layer="layout" svg:width="22.859cm" svg:height="2.385cm" svg:x="1.27cm" svg:y="0cm" presentation:class="title" presentation:user-transformed="true">
          <draw:text-box>
            <text:p text:style-name="P5"><text:span text:style-name="T2">Structure</text:span></text:p>
          </draw:text-box>
        </draw:frame>
        <draw:frame draw:style-name="gr2" draw:layer="layout" svg:width="22.859cm" svg:height="8.286cm" svg:x="1.27cm" svg:y="3.343cm" presentation:class="object" presentation:placeholder="true" presentation:user-transformed="true"/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6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16pt" style:font-size-asian="16pt" style:font-size-complex="16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16pt" style:font-size-asian="16pt" style:font-size-complex="16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16pt" style:font-size-asian="16pt" style:font-size-complex="16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bold" style:font-name-complex="Lohit Devanagari" style:font-family-complex="'Lohit Devanagar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3-outline3" style:display-name="Standard 3-outline3" style:family="presentation" style:parent-style-name="Standard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3-outline4" style:display-name="Standard 3-outline4" style:family="presentation" style:parent-style-name="Standard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4-background" style:display-name="Standard 4-background" style:family="presentation">
      <style:graphic-properties draw:stroke="none" draw:fill="solid" draw:fill-color="#ffffff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 draw:auto-grow-height="false" draw:fit-to-size="false" style:shrink-to-fit="tru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outline2" style:display-name="Standard 4-outline2" style:family="presentation" style:parent-style-name="Standard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4-outline3" style:display-name="Standard 4-outline3" style:family="presentation" style:parent-style-name="Standard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4-outline4" style:display-name="Standard 4-outline4" style:family="presentation" style:parent-style-name="Standard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4-outline5" style:display-name="Standard 4-outline5" style:family="presentation" style:parent-style-name="Standard_20_4-outline4">
      <style:paragraph-properties fo:margin-top="0.1cm" fo:margin-bottom="0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top="0.1cm" fo:margin-bottom="0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top="0.1cm" fo:margin-bottom="0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top="0.1cm" fo:margin-bottom="0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top="0.1cm" fo:margin-bottom="0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5-background" style:display-name="Standard 5-background" style:family="presentation">
      <style:graphic-properties draw:stroke="none" draw:fill="solid" draw:fill-color="#ffffff"/>
      <style:text-properties style:letter-kerning="true"/>
    </style:style>
    <style:style style:name="Standard_20_5-backgroundobjects" style:display-name="Standard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5-notes" style:display-name="Standard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5-outline1" style:display-name="Standard 5-outline1" style:family="presentation">
      <style:graphic-properties draw:stroke="none" draw:fill="none" draw:auto-grow-height="false" draw:fit-to-size="false" style:shrink-to-fit="true">
        <text:list-style style:name="Standard_20_5-outline1" style:display-name="Standard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6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_20_5-outline2" style:display-name="Standard 5-outline2" style:family="presentation" style:parent-style-name="Standard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Arial2" fo:font-family="Arial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Standard_20_5-outline3" style:display-name="Standard 5-outline3" style:family="presentation" style:parent-style-name="Standard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Arial2" fo:font-family="Arial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Standard_20_5-outline4" style:display-name="Standard 5-outline4" style:family="presentation" style:parent-style-name="Standard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Arial2" fo:font-family="Arial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Standard_20_5-outline5" style:display-name="Standard 5-outline5" style:family="presentation" style:parent-style-name="Standard_20_5-outline4">
      <style:paragraph-properties fo:margin-top="0.1cm" fo:margin-bottom="0cm"/>
      <style:text-properties style:font-name="Arial2" fo:font-family="Arial" style:font-family-generic="swiss" style:font-pitch="variable" fo:font-size="16pt" style:font-size-asian="16pt" style:font-size-complex="16pt"/>
    </style:style>
    <style:style style:name="Standard_20_5-outline6" style:display-name="Standard 5-outline6" style:family="presentation" style:parent-style-name="Standard_20_5-outline5">
      <style:paragraph-properties fo:margin-top="0.1cm" fo:margin-bottom="0cm"/>
      <style:text-properties style:font-name="Arial2" fo:font-family="Arial" style:font-family-generic="swiss" style:font-pitch="variable" fo:font-size="16pt" style:font-size-asian="16pt" style:font-size-complex="16pt"/>
    </style:style>
    <style:style style:name="Standard_20_5-outline7" style:display-name="Standard 5-outline7" style:family="presentation" style:parent-style-name="Standard_20_5-outline6">
      <style:paragraph-properties fo:margin-top="0.1cm" fo:margin-bottom="0cm"/>
      <style:text-properties style:font-name="Arial2" fo:font-family="Arial" style:font-family-generic="swiss" style:font-pitch="variable" fo:font-size="16pt" style:font-size-asian="16pt" style:font-size-complex="16pt"/>
    </style:style>
    <style:style style:name="Standard_20_5-outline8" style:display-name="Standard 5-outline8" style:family="presentation" style:parent-style-name="Standard_20_5-outline7">
      <style:paragraph-properties fo:margin-top="0.1cm" fo:margin-bottom="0cm"/>
      <style:text-properties fo:font-size="20pt" style:font-size-asian="20pt" style:font-size-complex="20pt"/>
    </style:style>
    <style:style style:name="Standard_20_5-outline9" style:display-name="Standard 5-outline9" style:family="presentation" style:parent-style-name="Standard_20_5-outline8">
      <style:paragraph-properties fo:margin-top="0.1cm" fo:margin-bottom="0cm"/>
      <style:text-properties fo:font-size="20pt" style:font-size-asian="20pt" style:font-size-complex="20pt"/>
    </style:style>
    <style:style style:name="Standard_20_5-subtitle" style:display-name="Standard 5-subtitle" style:family="presentation">
      <style:graphic-properties draw:stroke="none" draw:fill="none" draw:textarea-vertical-align="middle">
        <text:list-style style:name="Standard_20_5-subtitle" style:display-name="Standard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title" style:display-name="Standard 5-title" style:family="presentation">
      <style:graphic-properties draw:stroke="none" draw:fill="none" draw:textarea-vertical-align="middle">
        <text:list-style style:name="Standard_20_5-title" style:display-name="Standard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22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6-background" style:display-name="Standard 6-background" style:family="presentation">
      <style:graphic-properties draw:stroke="none" draw:fill="solid" draw:fill-color="#ffffff"/>
      <style:text-properties style:letter-kerning="true"/>
    </style:style>
    <style:style style:name="Standard_20_6-backgroundobjects" style:display-name="Standard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6-notes" style:display-name="Standard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6-outline1" style:display-name="Standard 6-outline1" style:family="presentation">
      <style:graphic-properties draw:stroke="none" draw:fill="none" draw:auto-grow-height="false" draw:fit-to-size="false" style:shrink-to-fit="true">
        <text:list-style style:name="Standard_20_6-outline1" style:display-name="Standard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6-outline2" style:display-name="Standard 6-outline2" style:family="presentation" style:parent-style-name="Standard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6-outline3" style:display-name="Standard 6-outline3" style:family="presentation" style:parent-style-name="Standard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6-outline4" style:display-name="Standard 6-outline4" style:family="presentation" style:parent-style-name="Standard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6-outline5" style:display-name="Standard 6-outline5" style:family="presentation" style:parent-style-name="Standard_20_6-outline4">
      <style:paragraph-properties fo:margin-top="0.1cm" fo:margin-bottom="0cm"/>
      <style:text-properties fo:font-size="20pt" style:font-size-asian="20pt" style:font-size-complex="20pt"/>
    </style:style>
    <style:style style:name="Standard_20_6-outline6" style:display-name="Standard 6-outline6" style:family="presentation" style:parent-style-name="Standard_20_6-outline5">
      <style:paragraph-properties fo:margin-top="0.1cm" fo:margin-bottom="0cm"/>
      <style:text-properties fo:font-size="20pt" style:font-size-asian="20pt" style:font-size-complex="20pt"/>
    </style:style>
    <style:style style:name="Standard_20_6-outline7" style:display-name="Standard 6-outline7" style:family="presentation" style:parent-style-name="Standard_20_6-outline6">
      <style:paragraph-properties fo:margin-top="0.1cm" fo:margin-bottom="0cm"/>
      <style:text-properties fo:font-size="20pt" style:font-size-asian="20pt" style:font-size-complex="20pt"/>
    </style:style>
    <style:style style:name="Standard_20_6-outline8" style:display-name="Standard 6-outline8" style:family="presentation" style:parent-style-name="Standard_20_6-outline7">
      <style:paragraph-properties fo:margin-top="0.1cm" fo:margin-bottom="0cm"/>
      <style:text-properties fo:font-size="20pt" style:font-size-asian="20pt" style:font-size-complex="20pt"/>
    </style:style>
    <style:style style:name="Standard_20_6-outline9" style:display-name="Standard 6-outline9" style:family="presentation" style:parent-style-name="Standard_20_6-outline8">
      <style:paragraph-properties fo:margin-top="0.1cm" fo:margin-bottom="0cm"/>
      <style:text-properties fo:font-size="20pt" style:font-size-asian="20pt" style:font-size-complex="20pt"/>
    </style:style>
    <style:style style:name="Standard_20_6-subtitle" style:display-name="Standard 6-subtitle" style:family="presentation">
      <style:graphic-properties draw:stroke="none" draw:fill="none" draw:textarea-vertical-align="middle">
        <text:list-style style:name="Standard_20_6-subtitle" style:display-name="Standard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6-title" style:display-name="Standard 6-title" style:family="presentation">
      <style:graphic-properties draw:stroke="none" draw:fill="none" draw:textarea-vertical-align="middle">
        <text:list-style style:name="Standard_20_6-title" style:display-name="Standard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7-background" style:display-name="Standard 7-background" style:family="presentation">
      <style:graphic-properties draw:stroke="none" draw:fill="solid" draw:fill-color="#ffffff"/>
      <style:text-properties style:letter-kerning="true"/>
    </style:style>
    <style:style style:name="Standard_20_7-backgroundobjects" style:display-name="Standard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7-notes" style:display-name="Standard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7-outline1" style:display-name="Standard 7-outline1" style:family="presentation">
      <style:graphic-properties draw:stroke="none" draw:fill="none" draw:auto-grow-height="false" draw:fit-to-size="false" style:shrink-to-fit="true">
        <text:list-style style:name="Standard_20_7-outline1" style:display-name="Standard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7-outline2" style:display-name="Standard 7-outline2" style:family="presentation" style:parent-style-name="Standard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7-outline3" style:display-name="Standard 7-outline3" style:family="presentation" style:parent-style-name="Standard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7-outline4" style:display-name="Standard 7-outline4" style:family="presentation" style:parent-style-name="Standard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7-outline5" style:display-name="Standard 7-outline5" style:family="presentation" style:parent-style-name="Standard_20_7-outline4">
      <style:paragraph-properties fo:margin-top="0.1cm" fo:margin-bottom="0cm"/>
      <style:text-properties fo:font-size="20pt" style:font-size-asian="20pt" style:font-size-complex="20pt"/>
    </style:style>
    <style:style style:name="Standard_20_7-outline6" style:display-name="Standard 7-outline6" style:family="presentation" style:parent-style-name="Standard_20_7-outline5">
      <style:paragraph-properties fo:margin-top="0.1cm" fo:margin-bottom="0cm"/>
      <style:text-properties fo:font-size="20pt" style:font-size-asian="20pt" style:font-size-complex="20pt"/>
    </style:style>
    <style:style style:name="Standard_20_7-outline7" style:display-name="Standard 7-outline7" style:family="presentation" style:parent-style-name="Standard_20_7-outline6">
      <style:paragraph-properties fo:margin-top="0.1cm" fo:margin-bottom="0cm"/>
      <style:text-properties fo:font-size="20pt" style:font-size-asian="20pt" style:font-size-complex="20pt"/>
    </style:style>
    <style:style style:name="Standard_20_7-outline8" style:display-name="Standard 7-outline8" style:family="presentation" style:parent-style-name="Standard_20_7-outline7">
      <style:paragraph-properties fo:margin-top="0.1cm" fo:margin-bottom="0cm"/>
      <style:text-properties fo:font-size="20pt" style:font-size-asian="20pt" style:font-size-complex="20pt"/>
    </style:style>
    <style:style style:name="Standard_20_7-outline9" style:display-name="Standard 7-outline9" style:family="presentation" style:parent-style-name="Standard_20_7-outline8">
      <style:paragraph-properties fo:margin-top="0.1cm" fo:margin-bottom="0cm"/>
      <style:text-properties fo:font-size="20pt" style:font-size-asian="20pt" style:font-size-complex="20pt"/>
    </style:style>
    <style:style style:name="Standard_20_7-subtitle" style:display-name="Standard 7-subtitle" style:family="presentation">
      <style:graphic-properties draw:stroke="none" draw:fill="none" draw:textarea-vertical-align="middle">
        <text:list-style style:name="Standard_20_7-subtitle" style:display-name="Standard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7-title" style:display-name="Standard 7-title" style:family="presentation">
      <style:graphic-properties draw:stroke="none" draw:fill="none" draw:textarea-vertical-align="middle">
        <text:list-style style:name="Standard_20_7-title" style:display-name="Standard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8-background" style:display-name="Standard 8-background" style:family="presentation">
      <style:graphic-properties draw:stroke="none" draw:fill="solid" draw:fill-color="#ffffff"/>
      <style:text-properties style:letter-kerning="true"/>
    </style:style>
    <style:style style:name="Standard_20_8-backgroundobjects" style:display-name="Standard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8-notes" style:display-name="Standard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8-outline1" style:display-name="Standard 8-outline1" style:family="presentation">
      <style:graphic-properties draw:stroke="none" draw:fill="none" draw:auto-grow-height="false" draw:fit-to-size="false" style:shrink-to-fit="true">
        <text:list-style style:name="Standard_20_8-outline1" style:display-name="Standard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8-outline2" style:display-name="Standard 8-outline2" style:family="presentation" style:parent-style-name="Standard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8-outline3" style:display-name="Standard 8-outline3" style:family="presentation" style:parent-style-name="Standard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8-outline4" style:display-name="Standard 8-outline4" style:family="presentation" style:parent-style-name="Standard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8-outline5" style:display-name="Standard 8-outline5" style:family="presentation" style:parent-style-name="Standard_20_8-outline4">
      <style:paragraph-properties fo:margin-top="0.1cm" fo:margin-bottom="0cm"/>
      <style:text-properties fo:font-size="20pt" style:font-size-asian="20pt" style:font-size-complex="20pt"/>
    </style:style>
    <style:style style:name="Standard_20_8-outline6" style:display-name="Standard 8-outline6" style:family="presentation" style:parent-style-name="Standard_20_8-outline5">
      <style:paragraph-properties fo:margin-top="0.1cm" fo:margin-bottom="0cm"/>
      <style:text-properties fo:font-size="20pt" style:font-size-asian="20pt" style:font-size-complex="20pt"/>
    </style:style>
    <style:style style:name="Standard_20_8-outline7" style:display-name="Standard 8-outline7" style:family="presentation" style:parent-style-name="Standard_20_8-outline6">
      <style:paragraph-properties fo:margin-top="0.1cm" fo:margin-bottom="0cm"/>
      <style:text-properties fo:font-size="20pt" style:font-size-asian="20pt" style:font-size-complex="20pt"/>
    </style:style>
    <style:style style:name="Standard_20_8-outline8" style:display-name="Standard 8-outline8" style:family="presentation" style:parent-style-name="Standard_20_8-outline7">
      <style:paragraph-properties fo:margin-top="0.1cm" fo:margin-bottom="0cm"/>
      <style:text-properties fo:font-size="20pt" style:font-size-asian="20pt" style:font-size-complex="20pt"/>
    </style:style>
    <style:style style:name="Standard_20_8-outline9" style:display-name="Standard 8-outline9" style:family="presentation" style:parent-style-name="Standard_20_8-outline8">
      <style:paragraph-properties fo:margin-top="0.1cm" fo:margin-bottom="0cm"/>
      <style:text-properties fo:font-size="20pt" style:font-size-asian="20pt" style:font-size-complex="20pt"/>
    </style:style>
    <style:style style:name="Standard_20_8-subtitle" style:display-name="Standard 8-subtitle" style:family="presentation">
      <style:graphic-properties draw:stroke="none" draw:fill="none" draw:textarea-vertical-align="middle">
        <text:list-style style:name="Standard_20_8-subtitle" style:display-name="Standard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8-title" style:display-name="Standard 8-title" style:family="presentation">
      <style:graphic-properties draw:stroke="none" draw:fill="none" draw:textarea-vertical-align="middle">
        <text:list-style style:name="Standard_20_8-title" style:display-name="Standard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fill="solid" draw:fill-color="#eaeae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Mgr5" style:family="graphic" style:parent-style-name="standard" style:list-style-name="ML2">
      <style:graphic-properties draw:stroke="none" svg:stroke-width="0.026cm" draw:fill="solid" draw:fill-color="#fff0b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Mgr6" style:family="graphic" style:parent-style-name="Objekt_20_ohne_20_Füllung_20_und_20_Linie">
      <style:graphic-properties draw:stroke="none" svg:stroke-width="0.026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28cm, 0cm, 1.831cm, 0cm)" draw:image-opacity="100%" style:mirror="none"/>
    </style:style>
    <style:style style:name="Mgr7" style:family="graphic" style:parent-style-name="standard">
      <style:graphic-properties draw:stroke="none" svg:stroke-width="0.026cm" draw:fill="solid" draw:fill-color="#be1e3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026cm" svg:stroke-color="#be1e3c" draw:stroke-linejoin="round" draw:fill="none" loext:fill-use-slide-background="false" draw:textarea-horizontal-align="justify" draw:textarea-vertical-align="top" draw:auto-grow-height="false" draw:fit-to-size="false" style:shrink-to-fit="false" fo:padding-top="-0.124cm" fo:padding-bottom="-0.124cm" fo:padding-left="0.25cm" fo:padding-right="0.25cm" fo:wrap-option="wrap"/>
    </style:style>
    <style:style style:name="Mgr10" style:family="graphic" style:parent-style-name="Objekt_20_ohne_20_Füllung_20_und_20_Linie">
      <style:graphic-properties draw:stroke="none" svg:stroke-width="0.026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6" style:family="graphic" style:parent-style-name="standard">
      <style:graphic-properties draw:stroke="none" svg:stroke-width="0cm" draw:fill="solid" draw:fill-color="#ddddd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0" style:family="graphic" style:parent-style-name="standard">
      <style:graphic-properties draw:stroke="none" svg:stroke-width="0cm" draw:fill="solid" draw:fill-color="#be1e3c" loext:fill-theme-color="hlink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solid" draw:fill-color="#ddddd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Mgr23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75cm, 0cm, 2.252cm, 0cm)" draw:image-opacity="100%" style:mirror="none"/>
    </style:style>
    <style:style style:name="Mgr2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solid" draw:fill-color="#ddddd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solid" draw:fill-color="#fa6e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title">
      <style:graphic-properties draw:auto-grow-height="false" fo:min-height="2.386cm"/>
      <style:paragraph-properties style:writing-mode="lr-tb"/>
    </style:style>
    <style:style style:name="Mpr4" style:family="presentation" style:parent-style-name="Blank_20_Slide-outline1">
      <style:graphic-properties fo:min-height="8.28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tandard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Standard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Standard_20_5-title">
      <style:graphic-properties draw:auto-grow-height="false" fo:min-height="2.386cm"/>
      <style:paragraph-properties style:writing-mode="lr-tb"/>
    </style:style>
    <style:style style:name="Mpr20" style:family="presentation" style:parent-style-name="Standard_20_5-outline1">
      <style:graphic-properties fo:min-height="8.287cm"/>
      <style:paragraph-properties style:writing-mode="lr-tb"/>
    </style:style>
    <style:style style:name="Mpr21" style:family="presentation" style:parent-style-name="Standard_20_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Standard_20_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Standard_20_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Standard_20_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Standard_20_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tandard_20_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Standard_20_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Standard_20_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  <style:text-properties fo:font-size="18pt"/>
    </style:style>
    <style:style style:name="MP6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7" style:family="paragraph">
      <style:paragraph-properties fo:margin-top="0cm" fo:margin-bottom="0cm" fo:line-height="100%" fo:text-align="center"/>
      <style:text-properties fo:font-size="18pt"/>
    </style:style>
    <style:style style:name="MP8" style:family="paragraph">
      <loext:graphic-properties draw:fill="solid" draw:fill-color="#eaeaea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P9" style:family="paragraph">
      <loext:graphic-properties draw:fill="solid" draw:fill-color="#fff0b2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be1e3c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2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3" style:family="paragraph">
      <loext:graphic-properties draw:fill="solid" draw:fill-color="#dddddd"/>
      <style:paragraph-properties fo:text-align="center" style:font-independent-line-spacing="true"/>
      <style:text-properties fo:font-variant="normal" fo:text-transform="none" fo:color="#4da6cb" loext:opacity="100%" loext:color-lum-mod="100%" loext:color-lum-off="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4" style:family="paragraph">
      <loext:graphic-properties draw:fill="solid" draw:fill-color="#be1e3c"/>
      <style:paragraph-properties fo:text-align="center" style:font-independent-line-spacing="true"/>
      <style:text-properties fo:font-variant="normal" fo:text-transform="none" fo:color="#4da6cb" loext:opacity="100%" loext:color-lum-mod="100%" loext:color-lum-off="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5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P16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7" style:family="paragraph">
      <loext:graphic-properties draw:fill="solid" draw:fill-color="#fa6e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2c__20_Content" style:display-name="Title, Content" style:page-layout-name="PM1" draw:style-name="Mdp1">
      <loext:theme loext:name="TUBraunschweig_PPT2007_Folienpool_16_9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custom-shape draw:name="Textfeld 7" draw:style-name="Mgr3" draw:text-style-name="MP6" draw:layer="backgroundobjects" drawooo:display="none" svg:width="12.374cm" svg:height="0.677cm" svg:x="3.949cm" svg:y="12.793cm">
        <text:p text:style-name="MP5"><text:span text:style-name="MT2">Datum | </text:span><text:span text:style-name="MT2">Referent/i</text:span><text:span text:style-name="MT2">n | </text:span><text:span text:style-name="MT2">Kurztitel </text:span><text:span text:style-name="MT2">der </text:span><text:span text:style-name="MT2">Präsentati</text:span><text:span text:style-name="MT2">on (bitte </text:span><text:span text:style-name="MT2">im Master </text:span><text:span text:style-name="MT2">einfügen) | </text:span><text:span text:style-name="MT2">Seite </text:span><text:span text:style-name="MT2"><text:page-number>2</text:page-number>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4" draw:text-style-name="MP8" draw:layer="backgroundobjects" svg:width="23.748cm" svg:height="5.527cm" svg:x="0.825cm" svg:y="3.02cm">
        <text:p text:style-name="MP7"><text:span text:style-name="MT4">Plat</text:span><text:span text:style-name="MT4">zhalt</text:span><text:span text:style-name="MT4">er </text:span><text:span text:style-name="MT4">für </text:span><text:span text:style-name="MT4">Bild, </text:span><text:span text:style-name="MT4">Bild </text:span><text:span text:style-name="MT4">auf </text:span><text:span text:style-name="MT4">Titelf</text:span><text:span text:style-name="MT4">olie </text:span><text:span text:style-name="MT4">hinte</text:span><text:span text:style-name="MT4">r </text:span><text:span text:style-name="MT4">das </text:span><text:span text:style-name="MT4">Log</text:span><text:span text:style-name="MT4">o </text:span><text:span text:style-name="MT4">eins</text:span><text:span text:style-name="MT4">etze</text:span><text:span text:style-name="MT4">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5" draw:text-style-name="MP9" draw:layer="backgroundobjects" svg:width="23.84cm" svg:height="4.564cm" svg:x="0.798cm" svg:y="8.549cm">
        <text:p text:style-name="MP7"><text:span text:style-name="MT4"><text:s text:c="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6" draw:text-style-name="MP10" draw:layer="backgroundobjects" svg:width="23.837cm" svg:height="5.547cm" svg:x="0.798cm" svg:y="3cm">
        <draw:image xlink:href="Pictures/1000000000000582000001B68981BFC89CB28109.jpg" xlink:type="simple" xlink:show="embed" xlink:actuate="onLoad" draw:mime-type="image/jpeg">
          <text:p/>
        </draw:image>
        <svg:desc>TU_Braunschweig_02</svg:desc>
      </draw:frame>
      <draw:custom-shape draw:name="Rectangle 18" draw:style-name="Mgr7" draw:text-style-name="MP11" draw:layer="backgroundobjects" svg:width="23.84cm" svg:height="0.596cm" svg:x="0.798cm" svg:y="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8" draw:text-style-name="MP10" draw:layer="backgroundobjects" svg:width="5.897cm" svg:height="2.197cm" svg:x="0cm" svg:y="1.35cm">
        <draw:image xlink:href="Pictures/100000000000019D0000009A6BD8FD8F466C79F6.png" xlink:type="simple" xlink:show="embed" xlink:actuate="onLoad" draw:mime-type="image/png">
          <text:p/>
        </draw:image>
        <svg:desc>TUBS_CO_150dpi</svg:desc>
      </draw:frame>
      <draw:frame draw:style-name="Mgr8" draw:text-style-name="MP10" draw:layer="backgroundobjects" svg:width="7cm" svg:height="1.64cm" svg:x="17.498cm" svg:y="0.858cm">
        <draw:image xlink:href="Pictures/100000010000016F0000005680446A22F417CDB3.png" xlink:type="simple" xlink:show="embed" xlink:actuate="onLoad" draw:mime-type="image/png">
          <text:p/>
        </draw:image>
      </draw:frame>
      <draw:frame draw:name="PlaceHolder 1" presentation:style-name="Title_2c_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TUBraunschweig_PPT2007_Folienpool_16_9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line draw:name="Line 14" draw:style-name="Mgr9" draw:text-style-name="MP12" draw:layer="backgroundobjects" svg:x1="0cm" svg:y1="12.67cm" svg:x2="25.4cm" svg:y2="12.671cm">
        <text:p/>
      </draw:lin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Textfeld 7" draw:style-name="Mgr11" draw:text-style-name="MP6" draw:layer="backgroundobjects" svg:width="12.374cm" svg:height="0.677cm" svg:x="3.949cm" svg:y="12.793cm">
        <text:p text:style-name="MP5"><text:span text:style-name="MT2">03.06.202</text:span><text:span text:style-name="MT2">3| Kjell </text:span><text:span text:style-name="MT2">Keune | </text:span><text:span text:style-name="MT2">Motion </text:span><text:span text:style-name="MT2">Planning </text:span><text:span text:style-name="MT2">with </text:span><text:span text:style-name="MT2">Magnetic </text:span><text:span text:style-name="MT2">Modular </text:span><text:span text:style-name="MT2">Cubes | </text:span><text:span text:style-name="MT2">Seite </text:span><text:span text:style-name="MT2"><text:page-number>2</text:page-number>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10" draw:layer="backgroundobjects" svg:width="5.498cm" svg:height="1.288cm" svg:x="19.5cm" svg:y="12.827cm">
        <draw:image xlink:href="Pictures/100000010000016F0000005680446A22F417CDB3.png" xlink:type="simple" xlink:show="embed" xlink:actuate="onLoad" draw:mime-type="image/png">
          <text:p/>
        </draw:image>
      </draw:frame>
      <draw:frame presentation:style-name="Mpr3" draw:layer="backgroundobjects" svg:width="22.859cm" svg:height="2.385cm" svg:x="1.27cm" svg:y="0.57cm" presentation:class="title">
        <draw:text-box>
          <text:p>Format des Titeltextes durch Klicken bearbeiten</text:p>
        </draw:text-box>
      </draw:frame>
      <draw:frame presentation:style-name="Mpr4" draw:layer="backgroundobjects" svg:width="22.859cm" svg:height="8.286cm" svg:x="1.27cm" svg:y="3.343cm" presentation:class="outline">
        <draw:text-box>
          <text:list text:style-name="ML4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loext:theme loext:name="TUBraunschweig_PPT2007_Folienpool_16_9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line draw:name="Line 14" draw:style-name="Mgr9" draw:text-style-name="MP12" draw:layer="backgroundobjects" svg:x1="0cm" svg:y1="12.67cm" svg:x2="25.4cm" svg:y2="12.671cm">
        <text:p/>
      </draw:lin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Textfeld 7" draw:style-name="Mgr12" draw:text-style-name="MP6" draw:layer="backgroundobjects" svg:width="12.374cm" svg:height="0.677cm" svg:x="3.949cm" svg:y="12.793cm">
        <text:p text:style-name="MP5"><text:span text:style-name="MT2">Datum | </text:span><text:span text:style-name="MT2">Referent/i</text:span><text:span text:style-name="MT2">n | </text:span><text:span text:style-name="MT2">Kurztitel </text:span><text:span text:style-name="MT2">der </text:span><text:span text:style-name="MT2">Präsentati</text:span><text:span text:style-name="MT2">on (bitte </text:span><text:span text:style-name="MT2">im Master </text:span><text:span text:style-name="MT2">einfügen) | </text:span><text:span text:style-name="MT2">Seite </text:span><text:span text:style-name="MT2"><text:page-number>&lt;Foliennummer&gt;</text:page-number>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10" draw:layer="backgroundobjects" svg:width="5.498cm" svg:height="1.288cm" svg:x="19.5cm" svg:y="12.827cm">
        <draw:image xlink:href="Pictures/100000010000016F0000005680446A22F417CDB3.png" xlink:type="simple" xlink:show="embed" xlink:actuate="onLoad" draw:mime-type="image/png">
          <text:p/>
        </draw:image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TUBraunschweig_PPT2007_Folienpool_16_9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line draw:name="Line 14" draw:style-name="Mgr9" draw:text-style-name="MP12" draw:layer="backgroundobjects" svg:x1="0cm" svg:y1="12.67cm" svg:x2="25.4cm" svg:y2="12.671cm">
        <text:p/>
      </draw:lin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Textfeld 7" draw:style-name="Mgr13" draw:text-style-name="MP6" draw:layer="backgroundobjects" svg:width="12.374cm" svg:height="0.677cm" svg:x="3.949cm" svg:y="12.793cm">
        <text:p text:style-name="MP5"><text:span text:style-name="MT2">Datum | </text:span><text:span text:style-name="MT2">Referent/i</text:span><text:span text:style-name="MT2">n | </text:span><text:span text:style-name="MT2">Kurztitel </text:span><text:span text:style-name="MT2">der </text:span><text:span text:style-name="MT2">Präsentati</text:span><text:span text:style-name="MT2">on (bitte </text:span><text:span text:style-name="MT2">im Master </text:span><text:span text:style-name="MT2">einfügen) | </text:span><text:span text:style-name="MT2">Seite </text:span><text:span text:style-name="MT2"><text:page-number>&lt;Foliennummer&gt;</text:page-number>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10" draw:layer="backgroundobjects" svg:width="5.498cm" svg:height="1.288cm" svg:x="19.5cm" svg:y="12.827cm">
        <draw:image xlink:href="Pictures/100000010000016F0000005680446A22F417CDB3.png" xlink:type="simple" xlink:show="embed" xlink:actuate="onLoad" draw:mime-type="image/png">
          <text:p/>
        </draw:image>
      </draw:frame>
      <draw:frame presentation:style-name="Standard_20_1-title" draw:layer="backgroundobjects" svg:width="22.859cm" svg:height="2.385cm" svg:x="1.27cm" svg:y="0.57cm" presentation:class="title" presentation:placeholder="true">
        <draw:text-box/>
      </draw:frame>
      <draw:frame presentation:style-name="Standard_20_1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9.797cm" svg:height="11.136cm" svg:x="0.601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TUBraunschweig_PPT2007_Folienpool_16_9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line draw:name="Line 14" draw:style-name="Mgr9" draw:text-style-name="MP12" draw:layer="backgroundobjects" svg:x1="0cm" svg:y1="12.67cm" svg:x2="25.4cm" svg:y2="12.671cm">
        <text:p/>
      </draw:lin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Textfeld 7" draw:style-name="Mgr14" draw:text-style-name="MP6" draw:layer="backgroundobjects" svg:width="12.374cm" svg:height="0.677cm" svg:x="3.949cm" svg:y="12.793cm">
        <text:p text:style-name="MP5"><text:span text:style-name="MT2">Datum | </text:span><text:span text:style-name="MT2">Referent/i</text:span><text:span text:style-name="MT2">n | </text:span><text:span text:style-name="MT2">Kurztitel </text:span><text:span text:style-name="MT2">der </text:span><text:span text:style-name="MT2">Präsentati</text:span><text:span text:style-name="MT2">on (bitte </text:span><text:span text:style-name="MT2">im Master </text:span><text:span text:style-name="MT2">einfügen) | </text:span><text:span text:style-name="MT2">Seite </text:span><text:span text:style-name="MT2"><text:page-number>&lt;Foliennummer&gt;</text:page-number>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10" draw:layer="backgroundobjects" svg:width="5.498cm" svg:height="1.288cm" svg:x="19.5cm" svg:y="12.827cm">
        <draw:image xlink:href="Pictures/100000010000016F0000005680446A22F417CDB3.png" xlink:type="simple" xlink:show="embed" xlink:actuate="onLoad" draw:mime-type="image/png">
          <text:p/>
        </draw:image>
      </draw:frame>
      <draw:frame draw:name="PlaceHolder 1" presentation:style-name="Title_20_Only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TUBraunschweig_PPT2007_Folienpool_16_9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line draw:name="Line 14" draw:style-name="Mgr9" draw:text-style-name="MP12" draw:layer="backgroundobjects" svg:x1="0cm" svg:y1="12.67cm" svg:x2="25.4cm" svg:y2="12.671cm">
        <text:p/>
      </draw:lin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Textfeld 7" draw:style-name="Mgr15" draw:text-style-name="MP6" draw:layer="backgroundobjects" svg:width="12.374cm" svg:height="0.677cm" svg:x="3.949cm" svg:y="12.793cm">
        <text:p text:style-name="MP5"><text:span text:style-name="MT2">Datum | </text:span><text:span text:style-name="MT2">Referent/i</text:span><text:span text:style-name="MT2">n | </text:span><text:span text:style-name="MT2">Kurztitel </text:span><text:span text:style-name="MT2">der </text:span><text:span text:style-name="MT2">Präsentati</text:span><text:span text:style-name="MT2">on (bitte </text:span><text:span text:style-name="MT2">im Master </text:span><text:span text:style-name="MT2">einfügen) | </text:span><text:span text:style-name="MT2">Seite </text:span><text:span text:style-name="MT2"><text:page-number>&lt;Foliennummer&gt;</text:page-number>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6" draw:text-style-name="MP13" draw:layer="backgroundobjects" svg:width="25.397cm" svg:height="1.79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10" draw:layer="backgroundobjects" svg:width="5.498cm" svg:height="1.288cm" svg:x="19.5cm" svg:y="12.827cm">
        <draw:image xlink:href="Pictures/100000010000016F0000005680446A22F417CDB3.png" xlink:type="simple" xlink:show="embed" xlink:actuate="onLoad" draw:mime-type="image/png">
          <text:p/>
        </draw:image>
      </draw:frame>
      <draw:frame presentation:style-name="Standard_20_2-title" draw:layer="backgroundobjects" svg:width="22.859cm" svg:height="2.385cm" svg:x="1.27cm" svg:y="0.57cm" presentation:class="title" presentation:placeholder="true">
        <draw:text-box/>
      </draw:frame>
      <draw:frame presentation:style-name="Standard_20_2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9.797cm" svg:height="11.136cm" svg:x="0.601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loext:theme loext:name="TUBraunschweig_PPT2007_Folienpool_16_9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line draw:name="Line 14" draw:style-name="Mgr9" draw:text-style-name="MP12" draw:layer="backgroundobjects" svg:x1="0cm" svg:y1="12.67cm" svg:x2="25.4cm" svg:y2="12.671cm">
        <text:p/>
      </draw:lin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Textfeld 7" draw:style-name="Mgr17" draw:text-style-name="MP6" draw:layer="backgroundobjects" svg:width="12.374cm" svg:height="0.677cm" svg:x="3.949cm" svg:y="12.793cm">
        <text:p text:style-name="MP5"><text:span text:style-name="MT2">Datum | </text:span><text:span text:style-name="MT2">Referent/i</text:span><text:span text:style-name="MT2">n | </text:span><text:span text:style-name="MT2">Kurztitel </text:span><text:span text:style-name="MT2">der </text:span><text:span text:style-name="MT2">Präsentati</text:span><text:span text:style-name="MT2">on (bitte </text:span><text:span text:style-name="MT2">im Master </text:span><text:span text:style-name="MT2">einfügen) | </text:span><text:span text:style-name="MT2">Seite </text:span><text:span text:style-name="MT2"><text:page-number>&lt;Foliennummer&gt;</text:page-number>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6" draw:text-style-name="MP13" draw:layer="backgroundobjects" svg:width="25.397cm" svg:height="1.79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10" draw:layer="backgroundobjects" svg:width="5.498cm" svg:height="1.288cm" svg:x="19.5cm" svg:y="12.827cm">
        <draw:image xlink:href="Pictures/100000010000016F0000005680446A22F417CDB3.png" xlink:type="simple" xlink:show="embed" xlink:actuate="onLoad" draw:mime-type="image/png">
          <text:p/>
        </draw:image>
      </draw:frame>
      <draw:frame presentation:style-name="Standard_20_3-title" draw:layer="backgroundobjects" svg:width="22.859cm" svg:height="2.385cm" svg:x="1.27cm" svg:y="0.57cm" presentation:class="title" presentation:placeholder="true">
        <draw:text-box/>
      </draw:frame>
      <draw:frame presentation:style-name="Standard_20_3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_20_3-title" draw:layer="backgroundobjects" svg:width="19.797cm" svg:height="11.136cm" svg:x="0.601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loext:theme loext:name="TUBraunschweig_PPT2007_Folienpool_16_9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line draw:name="Line 14" draw:style-name="Mgr9" draw:text-style-name="MP12" draw:layer="backgroundobjects" svg:x1="0cm" svg:y1="12.67cm" svg:x2="25.4cm" svg:y2="12.671cm">
        <text:p/>
      </draw:lin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Textfeld 7" draw:style-name="Mgr18" draw:text-style-name="MP6" draw:layer="backgroundobjects" svg:width="12.374cm" svg:height="0.677cm" svg:x="3.949cm" svg:y="12.793cm">
        <text:p text:style-name="MP5"><text:span text:style-name="MT2">Datum | </text:span><text:span text:style-name="MT2">Referent/i</text:span><text:span text:style-name="MT2">n | </text:span><text:span text:style-name="MT2">Kurztitel </text:span><text:span text:style-name="MT2">der </text:span><text:span text:style-name="MT2">Präsentati</text:span><text:span text:style-name="MT2">on (bitte </text:span><text:span text:style-name="MT2">im Master </text:span><text:span text:style-name="MT2">einfügen) | </text:span><text:span text:style-name="MT2">Seite </text:span><text:span text:style-name="MT2"><text:page-number>&lt;Foliennummer&gt;</text:page-number>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6" draw:text-style-name="MP13" draw:layer="backgroundobjects" svg:width="25.397cm" svg:height="1.79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10" draw:layer="backgroundobjects" svg:width="5.498cm" svg:height="1.288cm" svg:x="19.5cm" svg:y="12.827cm">
        <draw:image xlink:href="Pictures/100000010000016F0000005680446A22F417CDB3.png" xlink:type="simple" xlink:show="embed" xlink:actuate="onLoad" draw:mime-type="image/png">
          <text:p/>
        </draw:image>
      </draw:frame>
      <draw:frame presentation:style-name="Standard_20_4-title" draw:layer="backgroundobjects" svg:width="22.859cm" svg:height="2.385cm" svg:x="1.27cm" svg:y="0.57cm" presentation:class="title" presentation:placeholder="true">
        <draw:text-box/>
      </draw:frame>
      <draw:frame presentation:style-name="Standard_20_4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_20_4-title" draw:layer="backgroundobjects" svg:width="19.797cm" svg:height="11.136cm" svg:x="0.601cm" svg:y="2.257cm" presentation:class="page"/>
        <draw:frame presentation:style-name="Standard_20_4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5" style:display-name="Standard 5" style:page-layout-name="PM1" draw:style-name="Mdp1">
      <loext:theme loext:name="TUBraunschweig_PPT2007_Folienpool_16_9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line draw:name="Line 14" draw:style-name="Mgr9" draw:text-style-name="MP12" draw:layer="backgroundobjects" svg:x1="0cm" svg:y1="12.67cm" svg:x2="25.4cm" svg:y2="12.671cm">
        <text:p/>
      </draw:lin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Textfeld 7" draw:style-name="Mgr19" draw:text-style-name="MP6" draw:layer="backgroundobjects" svg:width="12.374cm" svg:height="0.677cm" svg:x="3.949cm" svg:y="12.793cm">
        <text:p text:style-name="MP5"><text:span text:style-name="MT2">03.06.202</text:span><text:span text:style-name="MT2">3 | Kjell </text:span><text:span text:style-name="MT2">Keune | </text:span><text:span text:style-name="MT2">Motion </text:span><text:span text:style-name="MT2">Planning </text:span><text:span text:style-name="MT2">with </text:span><text:span text:style-name="MT2">Magnetic </text:span><text:span text:style-name="MT2">Modular </text:span><text:span text:style-name="MT2">Cubes | </text:span><text:span text:style-name="MT2">Seite </text:span><text:span text:style-name="MT2"><text:page-number>&lt;Foliennummer&gt;</text:page-number>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20" draw:text-style-name="MP14" draw:layer="backgroundobjects" svg:width="25.397cm" svg:height="2.35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10" draw:layer="backgroundobjects" svg:width="5.498cm" svg:height="1.288cm" svg:x="19.5cm" svg:y="12.827cm">
        <draw:image xlink:href="Pictures/100000010000016F0000005680446A22F417CDB3.png" xlink:type="simple" xlink:show="embed" xlink:actuate="onLoad" draw:mime-type="image/png">
          <text:p/>
        </draw:image>
      </draw:frame>
      <draw:frame presentation:style-name="Mpr19" draw:layer="backgroundobjects" svg:width="22.859cm" svg:height="2.385cm" svg:x="1.27cm" svg:y="0.57cm" presentation:class="title">
        <draw:text-box>
          <text:p>Format des Titeltextes durch Klicken bearbeiten</text:p>
        </draw:text-box>
      </draw:frame>
      <draw:frame presentation:style-name="Mpr20" draw:layer="backgroundobjects" svg:width="22.859cm" svg:height="8.286cm" svg:x="1.27cm" svg:y="3.343cm" presentation:class="outline">
        <draw:text-box>
          <text:list text:style-name="ML4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rd_20_5-title" draw:layer="backgroundobjects" svg:width="19.797cm" svg:height="11.136cm" svg:x="0.601cm" svg:y="2.257cm" presentation:class="page"/>
        <draw:frame presentation:style-name="Standard_20_5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6" style:display-name="Standard 6" style:page-layout-name="PM1" draw:style-name="Mdp1">
      <loext:theme loext:name="TUBraunschweig_PPT2007_Folienpool_16_9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line draw:name="Line 14" draw:style-name="Mgr9" draw:text-style-name="MP12" draw:layer="backgroundobjects" svg:x1="0cm" svg:y1="12.67cm" svg:x2="25.4cm" svg:y2="12.671cm">
        <text:p/>
      </draw:lin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Textfeld 7" draw:style-name="Mgr21" draw:text-style-name="MP6" draw:layer="backgroundobjects" svg:width="12.374cm" svg:height="0.677cm" svg:x="3.949cm" svg:y="12.793cm">
        <text:p text:style-name="MP5"><text:span text:style-name="MT2">Datum | </text:span><text:span text:style-name="MT2">Referent/i</text:span><text:span text:style-name="MT2">n | </text:span><text:span text:style-name="MT2">Kurztitel </text:span><text:span text:style-name="MT2">der </text:span><text:span text:style-name="MT2">Präsentati</text:span><text:span text:style-name="MT2">on (bitte </text:span><text:span text:style-name="MT2">im Master </text:span><text:span text:style-name="MT2">einfügen) | </text:span><text:span text:style-name="MT2">Seite </text:span><text:span text:style-name="MT2"><text:page-number>&lt;Foliennummer&gt;</text:page-number>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22" draw:text-style-name="MP15" draw:layer="backgroundobjects" svg:width="24.197cm" svg:height="11.887cm" svg:x="0.6cm" svg:y="0.8cm">
        <text:p text:style-name="MP7"><text:span text:style-name="MT4"><text:s text:c="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Rechteck 9" draw:style-name="Mgr23" draw:text-style-name="MP16" draw:layer="backgroundobjects" svg:width="0.597cm" svg:height="14.297cm" svg:x="24.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24" draw:text-style-name="MP10" draw:layer="backgroundobjects" svg:width="24.197cm" svg:height="6.297cm" svg:x="0.6cm" svg:y="0.801cm">
        <draw:image xlink:href="Pictures/1000000000000580000001F0AF80559282824B4F.jpg" xlink:type="simple" xlink:show="embed" xlink:actuate="onLoad" draw:mime-type="image/jpeg">
          <text:p/>
        </draw:image>
      </draw:frame>
      <draw:frame presentation:style-name="Standard_20_6-title" draw:layer="backgroundobjects" svg:width="22.859cm" svg:height="2.385cm" svg:x="1.27cm" svg:y="0.57cm" presentation:class="title" presentation:placeholder="true">
        <draw:text-box/>
      </draw:frame>
      <draw:frame presentation:style-name="Standard_20_6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_20_6-title" draw:layer="backgroundobjects" svg:width="19.797cm" svg:height="11.136cm" svg:x="0.601cm" svg:y="2.257cm" presentation:class="page"/>
        <draw:frame presentation:style-name="Standard_20_6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7" style:display-name="Standard 7" style:page-layout-name="PM1" draw:style-name="Mdp1">
      <loext:theme loext:name="TUBraunschweig_PPT2007_Folienpool_16_9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line draw:name="Line 14" draw:style-name="Mgr9" draw:text-style-name="MP12" draw:layer="backgroundobjects" svg:x1="0cm" svg:y1="12.67cm" svg:x2="25.4cm" svg:y2="12.671cm">
        <text:p/>
      </draw:lin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Textfeld 7" draw:style-name="Mgr25" draw:text-style-name="MP6" draw:layer="backgroundobjects" svg:width="12.374cm" svg:height="0.677cm" svg:x="3.949cm" svg:y="12.793cm">
        <text:p text:style-name="MP5"><text:span text:style-name="MT2">Datum | </text:span><text:span text:style-name="MT2">Referent/i</text:span><text:span text:style-name="MT2">n | </text:span><text:span text:style-name="MT2">Kurztitel </text:span><text:span text:style-name="MT2">der </text:span><text:span text:style-name="MT2">Präsentati</text:span><text:span text:style-name="MT2">on (bitte </text:span><text:span text:style-name="MT2">im Master </text:span><text:span text:style-name="MT2">einfügen) | </text:span><text:span text:style-name="MT2">Seite </text:span><text:span text:style-name="MT2"><text:page-number>&lt;Foliennummer&gt;</text:page-number>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26" draw:text-style-name="MP15" draw:layer="backgroundobjects" svg:width="24.197cm" svg:height="11.887cm" svg:x="0.6cm" svg:y="0.8cm">
        <text:p text:style-name="MP7"><text:span text:style-name="MT4"><text:s text:c="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Rechteck 9" draw:style-name="Mgr23" draw:text-style-name="MP16" draw:layer="backgroundobjects" svg:width="0.597cm" svg:height="14.297cm" svg:x="24.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7-title" draw:layer="backgroundobjects" svg:width="22.859cm" svg:height="2.385cm" svg:x="1.27cm" svg:y="0.57cm" presentation:class="title" presentation:placeholder="true">
        <draw:text-box/>
      </draw:frame>
      <draw:frame presentation:style-name="Standard_20_7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_20_7-title" draw:layer="backgroundobjects" svg:width="19.797cm" svg:height="11.136cm" svg:x="0.601cm" svg:y="2.257cm" presentation:class="page"/>
        <draw:frame presentation:style-name="Standard_20_7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8" style:display-name="Standard 8" style:page-layout-name="PM1" draw:style-name="Mdp1">
      <loext:theme loext:name="TUBraunschweig_PPT2007_Folienpool_16_9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line draw:name="Line 14" draw:style-name="Mgr9" draw:text-style-name="MP12" draw:layer="backgroundobjects" svg:x1="0cm" svg:y1="12.67cm" svg:x2="25.4cm" svg:y2="12.671cm">
        <text:p/>
      </draw:lin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Textfeld 7" draw:style-name="Mgr27" draw:text-style-name="MP6" draw:layer="backgroundobjects" svg:width="12.374cm" svg:height="0.677cm" svg:x="3.949cm" svg:y="12.793cm">
        <text:p text:style-name="MP5"><text:span text:style-name="MT2">Datum | Referent/in | Kurztitel der Präsentation (bitte im Master einfügen) | Seite </text:span><text:span text:style-name="MT2"><text:page-number>&lt;Foliennummer&gt;</text:page-number>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28" draw:text-style-name="MP17" draw:layer="backgroundobjects" svg:width="24.197cm" svg:height="11.887cm" svg:x="0.6cm" svg:y="0.8cm">
        <text:p text:style-name="MP7"><text:span text:style-name="MT4"><text:s text:c="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0" draw:style-name="Mgr10" draw:text-style-name="MP10" draw:layer="backgroundobjects" svg:width="3.766cm" svg:height="1.392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custom-shape draw:name="Rechteck 9" draw:style-name="Mgr23" draw:text-style-name="MP16" draw:layer="backgroundobjects" svg:width="0.597cm" svg:height="14.297cm" svg:x="24.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8-title" draw:layer="backgroundobjects" svg:width="22.859cm" svg:height="2.385cm" svg:x="1.27cm" svg:y="0.57cm" presentation:class="title" presentation:placeholder="true">
        <draw:text-box/>
      </draw:frame>
      <draw:frame presentation:style-name="Standard_20_8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_20_8-title" draw:layer="backgroundobjects" svg:width="19.797cm" svg:height="11.136cm" svg:x="0.601cm" svg:y="2.257cm" presentation:class="page"/>
        <draw:frame presentation:style-name="Standard_20_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6:57:14.584032755</meta:creation-date>
    <dc:language>de-DE</dc:language>
    <dc:date>2023-06-03T17:24:16.731823114</dc:date>
    <meta:editing-cycles>5</meta:editing-cycles>
    <dc:title>PowerPoint-Präsentation</dc:title>
    <meta:editing-duration>PT48M44S</meta:editing-duration>
    <meta:generator>LibreOffice/7.5.2.2$Linux_X86_64 LibreOffice_project/50$Build-2</meta:generator>
    <meta:document-statistic meta:object-count="176"/>
    <meta:user-defined meta:name="AppVersion">15.0000</meta:user-defined>
    <meta:user-defined meta:name="Company">TU Braunschweig</meta:user-defined>
    <meta:user-defined meta:name="PresentationFormat">Bildschirmpräsentation (16:9)</meta:user-defined>
    <meta:user-defined meta:name="Slides" meta:value-type="float">22</meta:user-defined>
  </office:meta>
</office:document-meta>
</file>